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CTP Lecture / Learn Rea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4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Install &amp; troubleshoot PostGre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able to login with default account and password. Attempted to reset the password without success.</text:p>
          </table:table-cell>
          <table:table-cell table:number-columns-repeated="16380"/>
        </table:table-row>
        <table:table-row table:style-name="ro4">
          <table:table-cell office:value-type="date" office:date-value="2023-09-23" calcext:value-type="date">
            <text:p>Saturday, September 23, 2023</text:p>
          </table:table-cell>
          <table:table-cell office:value-type="string" calcext:value-type="string">
            <text:p>Resolve PostGreSQL installation issue. P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ok ownership of the program folder to delete remaining files. Reinstalleod PostGreSQL. Began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d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ostgreSQL SQL shell walkthroug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torial of PostgresSQL - SQL shell, which included practice on SQL commands.</text:p>
          </table:table-cell>
          <table:table-cell table:number-columns-repeated="16380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0:40:51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5T00:41:49.617000000</dc:date>
    <meta:editing-duration>PT5H38M28S</meta:editing-duration>
    <meta:editing-cycles>184</meta:editing-cycles>
    <meta:document-statistic meta:table-count="1" meta:cell-count="203" meta:object-count="0"/>
  </office:meta>
</office:document-meta>
</file>